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ort de l'article :</text:p>
      <text:p text:style-name="P2">Fournit une méthode automatique pour récupérer les motifs répétés dans une collection fini de page web.</text:p>
      <text:p text:style-name="P2"/>
      <text:p text:style-name="P1">Motivation :</text:p>
      <text:p text:style-name="P2">Le processus de fabrication des pages web s'est automatisé par l'exploitation des CMS. Du faite de cette automatisation on constate que beaucoup de page web sont construit sur le même modèle. <text:s/></text:p>
      <text:p text:style-name="P2"/>
      <text:p text:style-name="P6">Approche :</text:p>
      <text:p text:style-name="P4">La découverte de répétition de motifs est réalisé à travers la construction d'une structure appelé <text:span text:style-name="T1">PAT Tree</text:span>.</text:p>
      <text:p text:style-name="P4"/>
      <text:p text:style-name="P4">Translator : </text:p>
      <text:list xml:id="list708967425" text:style-name="L1">
        <text:list-item>
          <text:p text:style-name="P7"><text:span text:style-name="T2">classification des tag projections vers structure plus abstraire d'une page web</text:span></text:p>
        </text:list-item>
        <text:list-item>
          <text:p text:style-name="P7"><text:span text:style-name="T2">génération à partir de la structure abstraite d'une chaîne de caractère </text:span></text:p>
        </text:list-item>
      </text:list>
      <text:p text:style-name="Standard"><text:span text:style-name="T2"/></text:p>
      <text:p text:style-name="Standard"><text:span text:style-name="T2">note : la classification des tags dépend du type de pattern (motif) que l'on veut identifier</text:span></text:p>
      <text:p text:style-name="P4"/>
      <text:p text:style-name="P4"/>
      <text:p text:style-name="P4"/>
      <text:p text:style-name="P2"/>
      <text:p text:style-name="Standard"/>
      <text:p text:style-name="P1">Ce qui nous intéresse :</text:p>
      <text:p text:style-name="P1"/>
      <text:p text:style-name="Standard">Peut être une approche à citer dans la partie d'apprentissage par l'exemple. Ici on fait un apprentissage (ou découverte) de motif à partir d'une collection de page web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7T17:31:03</meta:creation-date>
    <meta:generator>LibreOffice/3.5$Linux_x86 LibreOffice_project/350m1$Build-2</meta:generator>
    <dc:date>2014-02-19T18:40:30</dc:date>
    <dc:creator>Asus </dc:creator>
    <meta:editing-duration>PT2H42M53S</meta:editing-duration>
    <meta:editing-cycles>14</meta:editing-cycles>
    <meta:document-statistic meta:table-count="0" meta:image-count="0" meta:object-count="0" meta:page-count="1" meta:paragraph-count="12" meta:word-count="147" meta:character-count="900" meta:non-whitespace-character-count="762"/>
  </office:meta>
</office:document-meta>
</file>